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09a" officeooo:paragraph-rsid="001b509a"/>
    </style:style>
    <style:style style:name="P2" style:family="paragraph" style:parent-style-name="Standard">
      <style:text-properties officeooo:rsid="001d24f8" officeooo:paragraph-rsid="001d24f8"/>
    </style:style>
    <style:style style:name="P3" style:family="paragraph" style:parent-style-name="Standard">
      <style:text-properties officeooo:paragraph-rsid="001d24f8"/>
    </style:style>
    <style:style style:name="P4" style:family="paragraph" style:parent-style-name="Standard">
      <style:text-properties officeooo:rsid="001ea5f9" officeooo:paragraph-rsid="001ea5f9"/>
    </style:style>
    <style:style style:name="P5" style:family="paragraph" style:parent-style-name="Standard">
      <style:text-properties officeooo:rsid="001f97bb" officeooo:paragraph-rsid="001f97bb"/>
    </style:style>
    <style:style style:name="P6" style:family="paragraph" style:parent-style-name="Standard">
      <style:text-properties officeooo:rsid="00218bb1" officeooo:paragraph-rsid="00218bb1"/>
    </style:style>
    <style:style style:name="P7" style:family="paragraph" style:parent-style-name="Standard">
      <style:text-properties officeooo:rsid="0022b42a" officeooo:paragraph-rsid="0022b42a"/>
    </style:style>
    <style:style style:name="P8" style:family="paragraph" style:parent-style-name="Standard">
      <style:text-properties officeooo:paragraph-rsid="00238339"/>
    </style:style>
    <style:style style:name="P9" style:family="paragraph" style:parent-style-name="Standard">
      <style:text-properties officeooo:paragraph-rsid="00251510"/>
    </style:style>
    <style:style style:name="P10" style:family="paragraph" style:parent-style-name="Standard">
      <style:text-properties officeooo:rsid="00251510" officeooo:paragraph-rsid="00251510"/>
    </style:style>
    <style:style style:name="P11" style:family="paragraph" style:parent-style-name="Standard">
      <style:text-properties officeooo:paragraph-rsid="00218bb1"/>
    </style:style>
    <style:style style:name="T1" style:family="text">
      <style:text-properties officeooo:rsid="001d24f8"/>
    </style:style>
    <style:style style:name="T2" style:family="text">
      <style:text-properties officeooo:rsid="00218bb1"/>
    </style:style>
    <style:style style:name="T3" style:family="text">
      <style:text-properties officeooo:rsid="0022b42a"/>
    </style:style>
    <style:style style:name="T4" style:family="text">
      <style:text-properties officeooo:rsid="00232277"/>
    </style:style>
    <style:style style:name="T5" style:family="text">
      <style:text-properties officeooo:rsid="00238339"/>
    </style:style>
    <style:style style:name="T6" style:family="text">
      <style:text-properties officeooo:rsid="00251510"/>
    </style:style>
    <style:style style:name="T7" style:family="text">
      <style:text-properties fo:font-size="10pt"/>
    </style:style>
    <style:style style:name="T8" style:family="text">
      <style:text-properties fo:font-size="8pt"/>
    </style:style>
    <style:style style:name="T9" style:family="text">
      <style:text-properties officeooo:rsid="0028b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âu 1:</text:p>
      <text:p text:style-name="P6">Cách thức đóng image có sẵn Docker Swarm mode:</text:p>
      <text:p text:style-name="P11"><text:span text:style-name="T2">- <text:s/></text:span><text:span text:style-name="Source_20_Text">docker node rm </text:span><text:span text:style-name="Source_20_Text"><text:span text:style-name="T9">&lt;ten swarm&gt;</text:span></text:span></text:p>
      <text:p text:style-name="P3"/>
      <text:p text:style-name="P3"/>
      <text:p text:style-name="P3"/>
      <text:p text:style-name="P3"/>
      <text:p text:style-name="P7">Câu 2: </text:p>
      <text:p text:style-name="P3"><text:span text:style-name="T1">Sử dụng api </text:span>Docker Remote API v1.24</text:p>
      <text:p text:style-name="P2"><text:a xlink:type="simple" xlink:href="https://docs.docker.com/engine/reference/api/docker_remote_api_v1.24/">https://docs.docker.com/engine/reference/api/docker_remote_api_v1.24/</text:a></text:p>
      <text:p text:style-name="P2"/>
      <text:p text:style-name="P2">- Cài docker trên ubuntu</text:p>
      <text:p text:style-name="P2">- start docker.</text:p>
      <text:p text:style-name="P2">- Chạy thử api của docker remo<text:span text:style-name="T3">t</text:span>e <text:span text:style-name="T4">api</text:span>.</text:p>
      <text:p text:style-name="P2">- Dùng python để truy vấn api của Docker.</text:p>
      <text:p text:style-name="P3"><text:span text:style-name="T1">Để lấy danh sách services: </text:span><text:span text:style-name="Source_20_Text">GET /services</text:span></text:p>
      <text:p text:style-name="P8"><text:span text:style-name="T5">Ví dụ để list container dùng: </text:span><text:span text:style-name="Source_20_Text">GET /containers/json</text:span></text:p>
      <text:p text:style-name="P9"><text:span text:style-name="Source_20_Text"/></text:p>
      <text:p text:style-name="P1"/>
      <text:p text:style-name="P10">Cài đặt cAdvisor trên docker</text:p>
      <text:p text:style-name="P4">https://github.com/google/cadvisor</text:p>
      <text:p text:style-name="P1">Cài đặt cAdvisor trên docker</text:p>
      <text:p text:style-name="P5">sudo docker run \</text:p>
      <text:p text:style-name="P5"><text:s text:c="2"/>--volume=/:/rootfs:ro \</text:p>
      <text:p text:style-name="P5"><text:s text:c="2"/>--volume=/var/run:/var/run:rw \</text:p>
      <text:p text:style-name="P5"><text:s text:c="2"/>--volume=/sys:/sys:ro \</text:p>
      <text:p text:style-name="P5"><text:s text:c="2"/>--volume=/var/lib/docker/:/var/lib/docker:ro \</text:p>
      <text:p text:style-name="P5"><text:s text:c="2"/>--publish=8080:8080 \</text:p>
      <text:p text:style-name="P5"><text:s text:c="2"/>--detach=true \</text:p>
      <text:p text:style-name="P5"><text:s text:c="2"/>--name=cadvisor \</text:p>
      <text:p text:style-name="P5"><text:s text:c="2"/>google/cadvisor:latest</text:p>
      <text:p text:style-name="P5"/>
      <text:p text:style-name="P1">Dùng api của cAdvisor để lấy thông tin <text:span text:style-name="T1">container Docker và service của đang chạy trên Docker.</text:span></text:p>
      <text:p text:style-name="P1"/>
      <text:p text:style-name="P1"><text:span text:style-name="Source_20_Text"><text:span text:style-name="T7">/api/v1.2/docker/&lt;Docker container name or blank for all Docker containers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4:09:35.733584619</meta:creation-date>
    <dc:date>2016-12-01T15:08:21.258446691</dc:date>
    <meta:editing-duration>PT43M29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30" meta:character-count="888" meta:non-whitespace-character-count="773"/>
  </office:meta>
</office:document-meta>
</file>